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font-style="normal" officeooo:rsid="00128d8c" style:font-style-asian="normal" style:font-style-complex="normal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style:line-height-at-least="0.582cm"/>
      <style:text-properties fo:font-style="italic" style:font-style-asian="italic" style:font-style-complex="italic"/>
    </style:style>
    <style:style style:name="P4" style:family="paragraph" style:parent-style-name="Standard">
      <style:text-properties officeooo:paragraph-rsid="000db36f"/>
    </style:style>
    <style:style style:name="P5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officeooo:paragraph-rsid="0016d730"/>
    </style:style>
    <style:style style:name="P7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8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6e381" fo:background-color="transparent" style:font-style-asian="normal" style:font-style-complex="normal"/>
    </style:style>
    <style:style style:name="P9" style:family="paragraph" style:parent-style-name="Standard">
      <style:text-properties officeooo:paragraph-rsid="0016e381"/>
    </style:style>
    <style:style style:name="P10" style:family="paragraph" style:parent-style-name="Standard">
      <style:text-properties fo:font-style="normal" officeooo:rsid="00152b8d" officeooo:paragraph-rsid="001f3138" style:font-style-asian="normal" style:font-style-complex="normal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18ba50" style:font-style-asian="normal" style:font-style-complex="normal"/>
    </style:style>
    <style:style style:name="T5" style:family="text">
      <style:text-properties fo:font-style="normal" officeooo:rsid="001a9dbf" style:font-style-asian="normal" style:font-style-complex="normal"/>
    </style:style>
    <style:style style:name="T6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1ef898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weight="bold"/>
    </style:style>
    <style:style style:name="T9" style:family="text">
      <style:text-properties fo:color="#e1e1e6" style:font-name="Droid Sans Mono"/>
    </style:style>
    <style:style style:name="T10" style:family="text">
      <style:text-properties fo:color="#e1e1e6" style:font-name="Droid Sans Mono" fo:background-color="#191622" loext:char-shading-value="0"/>
    </style:style>
    <style:style style:name="T11" style:family="text">
      <style:text-properties style:font-name="Droid Sans Mono"/>
    </style:style>
    <style:style style:name="T12" style:family="text">
      <style:text-properties style:use-window-font-color="true" style:font-name="Liberation Serif" fo:font-size="12pt" fo:font-weight="normal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Softex – Atividade 0</text:span><text:span text:style-name="T7">3</text:span></text:p>
      <text:p text:style-name="P5"/>
      <text:p text:style-name="P3">Faça um código que execute a contagem regressiva de uma bomba, informando o número de segundos para explodir. Ele deverá mostrar a mensagem “iniciando contagem regressiva”, os segundos passados e, no final, a mensagem “BUM!”.</text:p>
      <text:p text:style-name="P2"/>
      <text:p text:style-name="P2">Não é necessário, mas, caso deseje tornar o sistema mais realista para que o tempo realmente passe em segundos, você pode usar a função <text:span text:style-name="T8">time.sleep()</text:span> que existe na Python (acesse o link em anexo). No entanto, é preciso adicionar uma biblioteca antes de executá-la. </text:p>
      <text:p text:style-name="P3"/>
      <text:p text:style-name="P1"/>
      <text:p text:style-name="P6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</text:span></text:a><text:a xlink:type="simple" xlink:href="https://github.com/WandeilsonFerreira/Softex" text:style-name="Internet_20_link" text:visited-style-name="Visited_20_Internet_20_Link"><text:span text:style-name="T5">ithub</text:span></text:a><text:span text:style-name="T5">.</text:span></text:p>
      <text:p text:style-name="P9"><text:span text:style-name="T12"/></text:p>
      <text:p text:style-name="P10"><text:span text:style-name="T12">Seguindo as orientação da tutora irei utilizar a linguagem de programação Javascript para a resolução dessa atividade. </text:span></text:p>
      <text:p text:style-name="P10"><text:span text:style-name="T12"/></text:p>
      <text:p text:style-name="P9"><text:span text:style-name="T12">&lt;script&gt;</text:span></text:p>
      <text:p text:style-name="P7">let input = require('prompt-sync')()</text:p>
      <text:p text:style-name="P7">console.log('Informe a quantidade de segundos para explosão: ');</text:p>
      <text:p text:style-name="P7">let tempoExplosao = input(); </text:p>
      <text:p text:style-name="P7">console.log("iniciando contagem regressiva!"); </text:p>
      <text:p text:style-name="P7">let interval = setInterval(() =&gt;{</text:p>
      <text:p text:style-name="P7"><text:tab/>console.log("Restam " + tempoExplosao + " segundos para a explosão!");</text:p>
      <text:p text:style-name="P7"><text:tab/>tempoExplosao--; </text:p>
      <text:p text:style-name="P7"><text:tab/>if (tempoExplosao == 0){</text:p>
      <text:p text:style-name="P7"><text:tab/> <text:tab/>console.log("BUM!")</text:p>
      <text:p text:style-name="P7"><text:tab/><text:tab/>clearInterval(interval);</text:p>
      <text:p text:style-name="P7"><text:tab/>}</text:p>
      <text:p text:style-name="P7">}, 1000);</text:p>
      <text:p text:style-name="P7">console.clear();</text:p>
      <text:p text:style-name="P7">&lt;/script&gt;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7-28T22:37:20.211315440</dc:date>
    <meta:editing-duration>PT26M59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51" meta:character-count="1074" meta:non-whitespace-character-count="929"/>
  </office:meta>
</office:document-meta>
</file>